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9" style:family="paragraph" style:parent-style-name="Table_20_Contents">
      <style:text-properties style:font-name="Times New Roman" officeooo:paragraph-rsid="0039fa7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fa7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fa7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39fa7f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9fa7f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9fa7f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style:font-size-asian="9pt" style:font-size-complex="9pt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9fa7f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fa7f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42f57a"/>
    </style:style>
    <style:style style:name="T9" style:family="text">
      <style:text-properties officeooo:rsid="004c5858"/>
    </style:style>
    <style:style style:name="T10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14"/>
      <text:p text:style-name="P14"/>
      <text:p text:style-name="P14"/>
      <text:p text:style-name="P14"/>
      <text:p text:style-name="P14">Declaração De Matrícula</text:p>
      <text:p text:style-name="P15"/>
      <text:p text:style-name="P20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registration.number}">${registration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1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text-input text:description="[/#if]">[/#if]</text:text-input></text:p>
      <text:p text:style-name="P8"/>
      <text:p text:style-name="P8"><text:span text:style-name="T3">Faculdade de </text:span><text:span text:style-name="T2">Medicina Veteriná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5">.</text:span></text:p>
      <text:p text:style-name="P16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8"><text:text-input text:description="[#if hasPricetag]">[#if hasPricetag]</text:text-input></text:p>
            <text:p text:style-name="P21"><text:span text:style-name="T6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10"><text:span text:style-name="T9">Divisão</text:span> Académica,</text:p>
            <text:p text:style-name="P10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9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8"><text:text-input text:description="[#if hasPricetag]">[#if hasPricetag]</text:text-input></text:p>
            <text:p text:style-name="P21"><text:span text:style-name="T6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1:59:24.278894428</dc:date>
    <meta:editing-duration>PT1H10M23S</meta:editing-duration>
    <meta:editing-cycles>42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1" meta:character-count="3375" meta:non-whitespace-character-count="3140"/>
  </office:meta>
</office:document-meta>
</file>